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9804" officeooo:paragraph-rsid="00159804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59804" officeooo:paragraph-rsid="00159804" style:text-blinking="false" fo:background-color="transparent" style:font-weight-asian="bold" style:font-weight-complex="bold"/>
    </style:style>
    <style:style style:name="P3" style:family="paragraph" style:parent-style-name="Text_20_body">
      <style:text-properties fo:font-weight="normal"/>
    </style:style>
    <style:style style:name="P4" style:family="paragraph" style:parent-style-name="Text_20_body">
      <style:text-properties officeooo:rsid="0021dd62" officeooo:paragraph-rsid="0021dd62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bb12" officeooo:paragraph-rsid="0015bb12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a463" officeooo:paragraph-rsid="0016a463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a463" officeooo:paragraph-rsid="00173b50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3b50" officeooo:paragraph-rsid="00173b50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75e1" officeooo:paragraph-rsid="001d75e1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75e1" officeooo:paragraph-rsid="001d8803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8803" officeooo:paragraph-rsid="001d8803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443c" officeooo:paragraph-rsid="001f443c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61ae" officeooo:paragraph-rsid="002061ae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161af6" officeooo:paragraph-rsid="0021dd62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21dd62" officeooo:paragraph-rsid="0021dd62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officeooo:rsid="00198cb0" officeooo:paragraph-rsid="00198cb0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officeooo:rsid="001bdfdd" officeooo:paragraph-rsid="001bdfdd"/>
    </style:style>
    <style:style style:name="P2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59804" style:text-blinking="false" fo:background-color="transparent"/>
    </style:style>
    <style:style style:name="P2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9804" officeooo:paragraph-rsid="00159804" style:text-blinking="false" fo:background-color="transparent"/>
    </style:style>
    <style:style style:name="P2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5fcc" officeooo:paragraph-rsid="00235fcc" style:text-blinking="false" fo:background-color="transparent"/>
    </style:style>
    <style:style style:name="P2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dd62" officeooo:paragraph-rsid="0021dd62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dd62" officeooo:paragraph-rsid="0021dd62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1af6" officeooo:paragraph-rsid="00161af6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a463" officeooo:paragraph-rsid="00161af6" style:text-blinking="false" fo:background-color="transparent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a463" officeooo:paragraph-rsid="0016a463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59804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6a46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21dd62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61af6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dfd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8803" style:text-blinking="false" fo:background-color="transparent" loext:char-shading-value="0"/>
    </style:style>
    <style:style style:name="T9" style:family="text">
      <style:text-properties officeooo:rsid="0015bb12"/>
    </style:style>
    <style:style style:name="T10" style:family="text">
      <style:text-properties officeooo:rsid="00161af6"/>
    </style:style>
    <style:style style:name="T11" style:family="text">
      <style:text-properties officeooo:rsid="00173b50"/>
    </style:style>
    <style:style style:name="T12" style:family="text">
      <style:text-properties officeooo:rsid="0019efe8"/>
    </style:style>
    <style:style style:name="T13" style:family="text">
      <style:text-properties officeooo:rsid="001d75e1"/>
    </style:style>
    <style:style style:name="T14" style:family="text">
      <style:text-properties officeooo:rsid="001d8803"/>
    </style:style>
    <style:style style:name="T15" style:family="text">
      <style:text-properties officeooo:rsid="001f443c"/>
    </style:style>
    <style:style style:name="T16" style:family="text">
      <style:text-properties officeooo:rsid="002061ae"/>
    </style:style>
    <style:style style:name="T17" style:family="text">
      <style:text-properties officeooo:rsid="00235fc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9993a891-7fff-ada2-83b4-f4d664da3aad"/>Agile activity and assignment</text:p>
      <text:p text:style-name="Text_20_body"/>
      <text:p text:style-name="P5">Problem statements</text:p>
      <text:list xml:id="list727198405" text:style-name="L1">
        <text:list-header>
          <text:p text:style-name="P20">Plan a 10 day trip for your project team</text:p>
        </text:list-header>
      </text:list>
      <text:p text:style-name="P26"/>
      <text:p text:style-name="P5">Activity</text:p>
      <text:p text:style-name="Text_20_body"/>
      <text:p text:style-name="P6">First 10 mins:</text:p>
      <text:p text:style-name="P6">Prepare a high-level draft of your solution. This should include the following:</text:p>
      <text:list xml:id="list238230959" text:style-name="L2">
        <text:list-item>
          <text:p text:style-name="P21">Scope</text:p>
          <text:p text:style-name="P23">1.Date</text:p>
          <text:p text:style-name="P23">2.Number of people<text:span text:style-name="T9">s in Team</text:span></text:p>
          <text:p text:style-name="P23">3.Areas that are going to visit </text:p>
          <text:p text:style-name="P24">4.<text:span text:style-name="T1">Make Small Timetable of On which day Which spot are going to Visit</text:span></text:p>
          <text:p text:style-name="P25"><text:span text:style-name="T17">5.</text:span><text:span text:style-name="T1">Booking <text:s/>tickets of bus</text:span></text:p>
          <text:p text:style-name="P23"><text:span text:style-name="T17">6.</text:span>Hotels Booking </text:p>
          <text:p text:style-name="P23"/>
          <text:p text:style-name="P23"/>
        </text:list-item>
      </text:list>
      <text:p text:style-name="Text_20_body"/>
      <text:p text:style-name="P5">Milestone 1:</text:p>
      <text:p text:style-name="P7">Here we are going to plan 10 day trip for project team.<text:span text:style-name="T10">The Questions Related to that are as following:</text:span></text:p>
      <text:p text:style-name="P4"/>
      <text:p text:style-name="P27">1.Number of peoples coming for a trip?</text:p>
      <text:p text:style-name="P27">2.What are the flexible dates for trip?</text:p>
      <text:p text:style-name="P17"><text:span text:style-name="T2">3</text:span><text:span text:style-name="T5">.What are the spots for a trip?</text:span></text:p>
      <text:p text:style-name="P16"><text:span text:style-name="T4">4</text:span><text:span text:style-name="T2">.</text:span><text:span text:style-name="T3">Time period for each spot?</text:span></text:p>
      <text:p text:style-name="P17"><text:span text:style-name="T3">5.</text:span><text:span text:style-name="T2">How much budget you are planned for this trip?</text:span></text:p>
      <text:p text:style-name="P28"/>
      <text:p text:style-name="P29"/>
      <text:p text:style-name="P8"/>
      <text:p text:style-name="Text_20_body"/>
      <text:p text:style-name="P5">Milestone 2</text:p>
      <text:p text:style-name="P6">20 mins</text:p>
      <text:p text:style-name="P6">Breakdown your plan/script in chunks/parts/tasks that can be explained independently (Preparation of product backlog)</text:p>
      <text:p text:style-name="P8">Prioritize Task:</text:p>
      <text:p text:style-name="P10">1.Number of peoples coming for a trip.</text:p>
      <text:p text:style-name="P8"><text:span text:style-name="T11">2</text:span>.Date and Time</text:p>
      <text:p text:style-name="P9"><text:span text:style-name="T11">3</text:span>.booking tickets of bus and <text:s/>hotels </text:p>
      <text:p text:style-name="P8"><text:soft-page-break/><text:span text:style-name="T11">4</text:span>.spots which are decided to visit during trip.</text:p>
      <text:p text:style-name="P8"><text:span text:style-name="T12">5</text:span>.<text:span text:style-name="T11">deciding the number of days for each spot.</text:span></text:p>
      <text:p text:style-name="P10"><text:span text:style-name="T12">6</text:span>.Deciding the returning date from trip</text:p>
      <text:p text:style-name="P10"/>
      <text:p text:style-name="P10"/>
      <text:p text:style-name="P8"/>
      <text:p text:style-name="Text_20_body"/>
      <text:p text:style-name="P5">Milestone 3</text:p>
      <text:p text:style-name="P6">Sprint 1: <text:span text:style-name="T11">Time(1 Day)</text:span></text:p>
      <text:p text:style-name="P6">Sprint planning: </text:p>
      <text:p text:style-name="P18"><text:span text:style-name="T6">1.Go through all possible dates which are felxible </text:span><text:span text:style-name="T7">for organisation and come up with most suitable dates.</text:span><text:span text:style-name="T8">and </text:span><text:span text:style-name="T7">decide the spot and number of days that are going to spend on each spot.</text:span></text:p>
      <text:p text:style-name="P19"><text:span text:style-name="T8">2</text:span><text:span text:style-name="T7">.</text:span><text:span text:style-name="T6">From all the team <text:s/>list out the members which are intrested for a trip,and book the tickets of bus and hotels .</text:span></text:p>
      <text:p text:style-name="P6"/>
      <text:p text:style-name="P5">Milestone 3.1</text:p>
      <text:p text:style-name="P6">Sprint 2 :<text:span text:style-name="T13">Time(2 days)</text:span></text:p>
      <text:p text:style-name="P11">1.After deciding the <text:span text:style-name="T14">dates </text:span>and the spots first we need to take basic requirement under considaration such as are the peoples comfortable with bus , outside food and travelling as well.</text:p>
      <text:p text:style-name="P13">2.<text:span text:style-name="T15">ensure that all the spots in a range so that everyone enjoy trip rather than tried up with the travelling.</text:span></text:p>
      <text:p text:style-name="P11"><text:span text:style-name="T14">2.</text:span>If any emergency occurs there will be there will be service of hospitalization.</text:p>
      <text:p text:style-name="P11"/>
      <text:p text:style-name="Text_20_body"/>
      <text:p text:style-name="P5">Milestone 3.2</text:p>
      <text:p text:style-name="P6">Sprint 3:<text:span text:style-name="T15">Time(5 days)</text:span></text:p>
      <text:p text:style-name="P14">1.According to the number of peoples the number of bus will be arranged and also assurance of their <text:span text:style-name="T17">comfortness</text:span>.</text:p>
      <text:p text:style-name="P12"><text:span text:style-name="T15">2.</text:span><text:span text:style-name="T14">Hotels that are going to be booked they must have af</text:span><text:span text:style-name="T15">f</text:span><text:span text:style-name="T14">ordable and secured as well as comfortable.</text:span></text:p>
      <text:p text:style-name="P14">3.each and every spot and their booking of hotels are managed according to the Time assigned .</text:p>
      <text:p text:style-name="Text_20_body"/>
      <text:p text:style-name="P5">Milestone 4-<text:span text:style-name="T16">(Review and Restropective)</text:span></text:p>
      <text:p text:style-name="P15">In this each and every chunk is reviewed if it is developed according to the requirement then it is passed otherwise re-assigned with the task that need to be improvement.</text:p>
      <text:p text:style-name="Text_20_body"/>
      <text:p text:style-name="P3"><text:line-break/><text:line-break/><text:line-break/><text:line-break/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0:03:06.979306643</meta:creation-date>
    <dc:date>2021-11-24T22:26:40.745154980</dc:date>
    <meta:editing-duration>PT28M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51" meta:word-count="410" meta:character-count="2352" meta:non-whitespace-character-count="1984"/>
  </office:meta>
</office:document-meta>
</file>